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8.352cm" fo:margin-left="-0.746cm" fo:margin-right="-0.607cm" table:align="margins" style:writing-mode="lr-tb"/>
    </style:style>
    <style:style style:name="Tableau1.A" style:family="table-column">
      <style:table-column-properties style:column-width="6.017cm" style:rel-column-width="21485*"/>
    </style:style>
    <style:style style:name="Tableau1.B" style:family="table-column">
      <style:table-column-properties style:column-width="5.207cm" style:rel-column-width="18594*"/>
    </style:style>
    <style:style style:name="Tableau1.C" style:family="table-column">
      <style:table-column-properties style:column-width="7.128cm" style:rel-column-width="25456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au2" style:family="table">
      <style:table-properties style:width="18.26cm" fo:margin-left="-0.72cm" fo:margin-right="-0.542cm" table:align="margins" style:writing-mode="lr-tb"/>
    </style:style>
    <style:style style:name="Tableau2.A" style:family="table-column">
      <style:table-column-properties style:column-width="8.216cm" style:rel-column-width="29488*"/>
    </style:style>
    <style:style style:name="Tableau2.B" style:family="table-column">
      <style:table-column-properties style:column-width="10.044cm" style:rel-column-width="36047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leau2.2" style:family="table-row">
      <style:table-row-properties style:keep-together="true" fo:keep-together="auto"/>
    </style:style>
    <style:style style:name="Tableau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3" style:family="table">
      <style:table-properties style:width="18.297cm" fo:margin-left="-0.746cm" fo:margin-right="-0.552cm" table:align="margins" style:writing-mode="lr-tb"/>
    </style:style>
    <style:style style:name="Tableau3.A" style:family="table-column">
      <style:table-column-properties style:column-width="2.535cm" style:rel-column-width="9078*"/>
    </style:style>
    <style:style style:name="Tableau3.B" style:family="table-column">
      <style:table-column-properties style:column-width="3.203cm" style:rel-column-width="11473*"/>
    </style:style>
    <style:style style:name="Tableau3.C" style:family="table-column">
      <style:table-column-properties style:column-width="1.252cm" style:rel-column-width="4485*"/>
    </style:style>
    <style:style style:name="Tableau3.D" style:family="table-column">
      <style:table-column-properties style:column-width="3.007cm" style:rel-column-width="10771*"/>
    </style:style>
    <style:style style:name="Tableau3.E" style:family="table-column">
      <style:table-column-properties style:column-width="3.009cm" style:rel-column-width="10778*"/>
    </style:style>
    <style:style style:name="Tableau3.F" style:family="table-column">
      <style:table-column-properties style:column-width="2.006cm" style:rel-column-width="7183*"/>
    </style:style>
    <style:style style:name="Tableau3.G" style:family="table-column">
      <style:table-column-properties style:column-width="3.286cm" style:rel-column-width="11767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3.G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4" style:family="table">
      <style:table-properties style:width="18.297cm" fo:margin-left="-0.746cm" fo:margin-right="-0.552cm" table:align="margins" style:writing-mode="lr-tb"/>
    </style:style>
    <style:style style:name="Tableau4.A" style:family="table-column">
      <style:table-column-properties style:column-width="8.244cm" style:rel-column-width="29529*"/>
    </style:style>
    <style:style style:name="Tableau4.B" style:family="table-column">
      <style:table-column-properties style:column-width="4.009cm" style:rel-column-width="14360*"/>
    </style:style>
    <style:style style:name="Tableau4.C" style:family="table-column">
      <style:table-column-properties style:column-width="6.043cm" style:rel-column-width="21646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fo:color="#000000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9" style:family="paragraph" style:parent-style-name="Standard">
      <style:paragraph-properties style:snap-to-layout-grid="false"/>
      <style:text-properties fo:color="#000000" style:font-name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Arial"/>
    </style:style>
    <style:style style:name="P11" style:family="paragraph" style:parent-style-name="Standard">
      <style:paragraph-properties style:snap-to-layout-grid="false"/>
      <style:text-properties fo:color="#000000"/>
    </style:style>
    <style:style style:name="P12" style:family="paragraph" style:parent-style-name="Standard">
      <style:paragraph-properties fo:text-align="end" style:justify-single-word="false" style:snap-to-layout-grid="false"/>
      <style:text-properties fo:color="#000000"/>
    </style:style>
    <style:style style:name="P13" style:family="paragraph" style:parent-style-name="Standard">
      <style:paragraph-properties fo:margin-top="0.212cm" fo:margin-bottom="0cm" style:snap-to-layout-grid="false"/>
      <style:text-properties fo:color="#000000"/>
    </style:style>
    <style:style style:name="P14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top="0.212cm" fo:margin-bottom="0cm" style:snap-to-layout-grid="false"/>
      <style:text-properties fo:color="#000000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margin-top="0.212cm" fo:margin-bottom="0cm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17" style:family="paragraph" style:parent-style-name="Standard">
      <style:paragraph-properties fo:margin-top="0.212cm" fo:margin-bottom="0cm"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18" style:family="paragraph" style:parent-style-name="Standard">
      <style:paragraph-properties fo:margin-top="0cm" fo:margin-bottom="0.212cm"/>
      <style:text-properties fo:color="#000000"/>
    </style:style>
    <style:style style:name="P19" style:family="paragraph" style:parent-style-name="Standard">
      <style:paragraph-properties fo:margin-top="0cm" fo:margin-bottom="0.212cm"/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0.127cm" fo:margin-right="0cm" fo:text-indent="-0.127cm" style:auto-text-indent="false"/>
      <style:text-properties fo:color="#000000"/>
    </style:style>
    <style:style style:name="P21" style:family="paragraph" style:parent-style-name="Standard">
      <style:paragraph-properties fo:margin-left="0.127cm" fo:margin-right="0cm" fo:text-indent="-0.127cm" style:auto-text-indent="false" style:snap-to-layout-grid="false"/>
      <style:text-properties fo:color="#000000"/>
    </style:style>
    <style:style style:name="P22" style:family="paragraph" style:parent-style-name="Standard">
      <style:paragraph-properties fo:margin-top="0.423cm" fo:margin-bottom="0cm"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23" style:family="paragraph" style:parent-style-name="Standard">
      <style:paragraph-properties fo:margin-left="8.251cm" fo:margin-right="0cm" fo:text-align="justify" style:justify-single-word="false" fo:text-indent="0.002cm" style:auto-text-indent="false"/>
    </style:style>
    <style:style style:name="P24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/>
    </style:style>
    <style:style style:name="P25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/>
    </style:style>
    <style:style style:name="P27" style:family="paragraph" style:parent-style-name="Text_20_body_20_indent">
      <style:paragraph-properties fo:margin-left="-0.64cm" fo:margin-right="0cm" fo:text-align="start" style:justify-single-word="false" fo:text-indent="0.028cm" style:auto-text-indent="false">
        <style:tab-stops>
          <style:tab-stop style:position="8.885cm"/>
        </style:tab-stops>
      </style:paragraph-properties>
    </style:style>
    <style:style style:name="P28" style:family="paragraph" style:parent-style-name="Text_20_body_20_indent">
      <style:paragraph-properties fo:margin-left="-0.64cm" fo:margin-right="0cm" fo:text-align="start" style:justify-single-word="false" fo:text-indent="0.028cm" style:auto-text-indent="false"/>
      <style:text-properties fo:color="#000000" fo:font-size="11pt" style:font-size-asian="11pt" style:font-size-complex="11pt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30" style:family="paragraph" style:parent-style-name="Standard">
      <style:paragraph-properties fo:margin-left="8.25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31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Text_20_body_20_indent">
      <style:paragraph-properties fo:margin-left="-0.64cm" fo:margin-right="0cm" fo:text-align="start" style:justify-single-word="false" fo:text-indent="0.028cm" style:auto-text-indent="false"/>
      <style:text-properties fo:color="#000000" fo:font-size="11pt" style:font-size-asian="11pt" style:font-size-complex="11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style:font-size-asian="11pt" style:font-name-complex="Arial" style:font-size-complex="11pt" style:font-weight-complex="bold"/>
    </style:style>
    <style:style style:name="T3" style:family="text">
      <style:text-properties style:font-name="Arial" fo:font-size="11pt" fo:language="zxx" fo:country="none" style:font-size-asian="11pt" style:language-asian="zxx" style:country-asian="none" style:font-name-complex="Arial" style:font-size-complex="11pt"/>
    </style:style>
    <style:style style:name="T4" style:family="text">
      <style:text-properties style:font-name="Arial" fo:font-size="11pt" fo:language="zxx" fo:country="none" style:font-size-asian="11pt" style:language-asian="zxx" style:country-asian="none" style:font-name-complex="Arial" style:font-size-complex="11pt" style:font-weight-complex="bold"/>
    </style:style>
    <style:style style:name="T5" style:family="text">
      <style:text-properties style:font-name="Arial" fo:font-size="11pt" fo:language="zxx" fo:country="none" fo:font-weight="bold" style:font-size-asian="11pt" style:language-asian="zxx" style:country-asian="none" style:font-weight-asian="bold" style:font-name-complex="Arial" style:font-size-complex="11pt"/>
    </style:style>
    <style:style style:name="T6" style:family="text">
      <style:text-properties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T7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text-transform="uppercase"/>
    </style:style>
    <style:style style:name="T10" style:family="text">
      <style:text-properties fo:text-transform="uppercase" fo:language="zxx" fo:country="none" style:language-asian="zxx" style:country-asian="none"/>
    </style:style>
    <style:style style:name="T11" style:family="text">
      <style:text-properties fo:font-size="11pt" fo:language="zxx" fo:country="none" style:font-size-asian="11pt" style:language-asian="zxx" style:country-asian="none" style:font-name-complex="Arial" style:font-size-complex="11pt"/>
    </style:style>
    <style:style style:name="T12" style:family="text">
      <style:text-properties fo:font-size="11pt" style:font-size-asian="11pt" style:font-name-complex="Arial" style:font-size-complex="11pt"/>
    </style:style>
    <style:style style:name="T13" style:family="text">
      <style:text-properties fo:color="#000000" style:font-name="Arial" fo:font-size="11pt" style:font-size-asian="11pt" style:font-name-complex="Arial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pre_numeroapre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tiersprestataireapre_etaban"/>
        <text:user-field-decl office:value-type="string" office:string-value="" text:name="tiersprestataireapre_guiban"/>
        <text:user-field-decl office:value-type="string" office:string-value="" text:name="tiersprestataireapre_numcomptban"/>
        <text:user-field-decl office:value-type="string" office:string-value="" text:name="tiersprestataireapre_clerib"/>
        <text:user-field-decl office:value-type="string" office:string-value="" text:name="apre_natureaide"/>
        <text:user-field-decl office:value-type="string" office:string-value="" text:name="apre_montantaverser"/>
        <text:user-field-decl office:value-type="string" office:string-value="" text:name="apre_modellie_ddform"/>
        <text:user-field-decl office:value-type="string" office:string-value="" text:name="modellie_ddform"/>
        <text:user-field-decl office:value-type="string" office:string-value="" text:name="modellie_dfform"/>
        <text:user-field-decl office:value-type="string" office:string-value="" text:name="modellie_dureeform"/>
        <text:user-field-decl office:value-type="string" office:string-value="" text:name="comiteapre_datecomite"/>
        <text:user-field-decl office:value-type="string" office:string-value="" text:name="apre_montantdejaverse"/>
        <text:user-field-decl office:value-type="string" office:string-value="" text:name="tiersprestataireapre_nomtiturib"/>
        <text:user-field-decl office:value-type="string" office:string-value="( apre_montantaverser - montantdejaverse )" text:name="apre_solde"/>
        <text:user-field-decl office:value-type="string" office:string-value="" text:name="domiciliatonbancaire_libelledomiciliation"/>
        <text:user-field-decl office:value-type="string" office:string-value="" text:name="0_domiciliatonbancaire_libelledomiciliation"/>
        <text:user-field-decl office:value-type="string" office:string-value="" text:name="domiciliationbancaire_libelledomiciliation"/>
        <text:user-field-decl office:value-type="string" office:string-value="" text:name="etatliquidatif_datecloture"/>
        <text:user-field-decl office:value-type="string" office:string-value="" text:name="etatliquidatif_aprecomplem"/>
        <text:user-field-decl office:value-type="string" office:string-value="" text:name="apre_pourcentallocation"/>
        <text:user-field-decl office:value-type="string" office:string-value="" text:name="apre_allocation"/>
        <text:user-field-decl office:value-type="string" office:string-value="" text:name="apre_restantallocation"/>
      </text:user-field-decls>
      <text:section text:style-name="Sect1" text:name="etatliquidatif_tiers">
        <text:p text:style-name="P1"/>
        <text:p text:style-name="P25"/>
        <text:p text:style-name="P24"><text:span text:style-name="T1">CERTIFICAT POUR PAIEMENT DE LA DEMANDE D'APRE N° <text:s/></text:span><text:span text:style-name="T5"><text:user-field-get text:name="apre_numeroapre"/></text:span></text:p>
        <text:p text:style-name="P26"/>
        <text:p text:style-name="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13"><text:span text:style-name="T7">Nom de l’organisme</text:span><text:span text:style-name="T1"> : </text:span></text:p>
              <text:p text:style-name="P16"><text:user-field-get text:name="tiersprestataireapre_nomtiers"/></text:p>
              <text:p text:style-name="P2"/>
              <text:p text:style-name="P2"/>
              <text:p text:style-name="P1"><text:span text:style-name="T7">Adresse de l’organisme</text:span><text:span text:style-name="T1"> :</text:span></text:p>
              <text:p text:style-name="P1"><text:span text:style-name="T1"><text:user-field-get text:name="tiersprestataireapre_numvoie"/></text:span><text:span text:style-name="T1"> <text:s text:c="2"/></text:span><text:span text:style-name="T1"><text:user-field-get text:name="tiersprestataireapre_typevoie"/></text:span><text:span text:style-name="T1"> <text:s text:c="2"/></text:span><text:span text:style-name="T1"><text:user-field-get text:name="tiersprestataireapre_nomvoie"/></text:span><text:span text:style-name="T1"> <text:s/></text:span></text:p>
              <text:p text:style-name="P1"><text:span text:style-name="T1"><text:user-field-get text:name="tiersprestataireapre_compladr"/></text:span><text:span text:style-name="T1"> </text:span></text:p>
              <text:p text:style-name="P1"><text:span text:style-name="T1"><text:user-field-get text:name="tiersprestataireapre_codepos"/></text:span><text:span text:style-name="T1"> <text:s/></text:span><text:span text:style-name="T1"><text:user-field-get text:name="tiersprestataireapre_ville"/></text:span></text:p>
            </table:table-cell>
            <table:table-cell table:style-name="Tableau1.A1" office:value-type="string">
              <text:p text:style-name="P13"><text:span text:style-name="T7">Date de début</text:span><text:span text:style-name="T1"> : </text:span></text:p>
              <text:p text:style-name="P17"><text:user-field-get text:name="modellie_ddform"/></text:p>
              <text:p text:style-name="P17"/>
              <text:p text:style-name="P1"><text:span text:style-name="T7">Date de fin</text:span><text:span text:style-name="T1"> : </text:span></text:p>
              <text:p text:style-name="P1"><text:span text:style-name="T3"><text:s/></text:span><text:span text:style-name="T3"><text:user-field-get text:name="modellie_dfform"/></text:span></text:p>
              <text:p text:style-name="P5"/>
              <text:p text:style-name="P1"><text:span text:style-name="T7">Nbre d’heures</text:span><text:span text:style-name="T1"> : </text:span></text:p>
              <text:p text:style-name="P1"><text:span text:style-name="T3"><text:s/></text:span><text:span text:style-name="T3"><text:user-field-get text:name="modellie_dureeform"/></text:span></text:p>
              <text:p text:style-name="P19"/>
            </table:table-cell>
            <table:table-cell table:style-name="Tableau1.C1" office:value-type="string">
              <text:p text:style-name="P13"><text:span text:style-name="T7">Intitulé de l’action </text:span><text:span text:style-name="T1">: </text:span></text:p>
              <text:p text:style-name="P2"><text:user-field-get text:name="apre_natureaide"/></text:p>
              <text:p text:style-name="P8"/>
              <text:p text:style-name="P1"><text:span text:style-name="T7">Montant de l’aide attribuée</text:span><text:span text:style-name="T1"> : </text:span></text:p>
              <text:p text:style-name="P1"><text:span text:style-name="T3"><text:s/></text:span><text:span text:style-name="T3"><text:user-field-get text:name="apre_montantaverser"/></text:span><text:span text:style-name="T3"> €</text:span></text:p>
              <text:p text:style-name="P2"/>
              <text:p text:style-name="P1"><text:span text:style-name="T7">Décision du</text:span><text:span text:style-name="T1"> : </text:span></text:p>
              <text:p text:style-name="P1"><text:span text:style-name="T3"><text:s/></text:span><text:span text:style-name="T3"><text:user-field-get text:name="comiteapre_datecomite"/></text:span></text:p>
              <text:p text:style-name="P2"/>
            </table:table-cell>
          </table:table-row>
        </table:table>
        <text:p text:style-name="P2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columns-spanned="2" office:value-type="string">
              <text:p text:style-name="P15">REFERENCE BANCAIRES ORGANISME</text:p>
            </table:table-cell>
            <table:covered-table-cell/>
          </table:table-row>
          <table:table-row table:style-name="Tableau2.2">
            <table:table-cell table:style-name="Tableau2.A2" office:value-type="string">
              <text:p text:style-name="P11"><text:span text:style-name="T1">Libellé banque : </text:span><text:span text:style-name="T3"><text:user-field-get text:name="domiciliationbancaire_libelledomiciliation"/></text:span></text:p>
              <text:p text:style-name="P18"><text:span text:style-name="T1">Code guichet : </text:span><text:span text:style-name="T3"><text:user-field-get text:name="tiersprestataireapre_guiban"/></text:span></text:p>
            </table:table-cell>
            <table:table-cell table:style-name="Tableau2.B2" office:value-type="string">
              <text:p text:style-name="P21"><text:span text:style-name="T1">Code banque : </text:span><text:span text:style-name="T1"><text:user-field-get text:name="tiersprestataireapre_etaban"/></text:span></text:p>
              <text:p text:style-name="P20"><text:span text:style-name="T1">N° compte : </text:span><text:span text:style-name="T3"><text:user-field-get text:name="tiersprestataireapre_numcomptban"/></text:span><text:span text:style-name="T1"> <text:s/>Clé RIB :</text:span><text:span text:style-name="T3"> <text:s/></text:span><text:span text:style-name="T3"><text:user-field-get text:name="tiersprestataireapre_clerib"/></text:span></text:p>
            </table:table-cell>
          </table:table-row>
        </table:table>
        <text:p text:style-name="P1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column table:style-name="Tableau3.E"/>
          <table:table-column table:style-name="Tableau3.F"/>
          <table:table-column table:style-name="Tableau3.G"/>
          <table:table-row table:style-name="Tableau3.1">
            <table:table-cell table:style-name="Tableau3.A1" office:value-type="string">
              <text:p text:style-name="P14">Date de la facture</text:p>
            </table:table-cell>
            <table:table-cell table:style-name="Tableau3.A1" office:value-type="string">
              <text:p text:style-name="P22">Paiement</text:p>
            </table:table-cell>
            <table:table-cell table:style-name="Tableau3.A1" office:value-type="string">
              <text:p text:style-name="P22">%</text:p>
            </table:table-cell>
            <table:table-cell table:style-name="Tableau3.A1" office:value-type="string">
              <text:p text:style-name="P22">Montant</text:p>
            </table:table-cell>
            <table:table-cell table:style-name="Tableau3.A1" office:value-type="string">
              <text:p text:style-name="P14">Date du mandat</text:p>
            </table:table-cell>
            <table:table-cell table:style-name="Tableau3.A1" office:value-type="string">
              <text:p text:style-name="P14">Numéro</text:p>
              <text:p text:style-name="P3">Mandat</text:p>
            </table:table-cell>
            <table:table-cell table:style-name="Tableau3.G1" office:value-type="string">
              <text:p text:style-name="P14">Numéro</text:p>
              <text:p text:style-name="P3">bordereau</text:p>
            </table:table-cell>
          </table:table-row>
          <table:table-row table:style-name="Tableau3.1">
            <table:table-cell table:style-name="Tableau3.A1" office:value-type="string">
              <text:p text:style-name="P9"><text:span text:style-name="T11"><text:s/></text:span><text:span text:style-name="T11"><text:user-field-get text:name="etatliquidatif_datecloture"/></text:span>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table:table-cell>
            <table:table-cell table:style-name="Tableau3.A1" office:value-type="string">
              <text:p text:style-name="P6">APRE Complementaire</text:p>
            </table:table-cell>
            <table:table-cell table:style-name="Tableau3.A1" office:value-type="string">
              <text:p text:style-name="P6"><text:user-field-get text:name="apre_pourcentallocation"/></text:p>
            </table:table-cell>
            <table:table-cell table:style-name="Tableau3.A1" office:value-type="string">
              <text:p text:style-name="P10"><text:span text:style-name="T11"><text:user-field-get text:name="apre_allocation"/></text:span><text:span text:style-name="T11"> </text:span><text:span text:style-name="T12">€</text:span></text:p>
            </table:table-cell>
            <table:table-cell table:style-name="Tableau3.A1" office:value-type="string">
              <text:p text:style-name="P9"><text:span text:style-name="T11"><text:s/></text:span><text:span text:style-name="T11"><text:date style:data-style-name="N30" text:date-value="2010-01-27T12:10:20.98" text:fixed="true">27/01/2010</text:date></text:span></text:p>
            </table:table-cell>
            <table:table-cell table:style-name="Tableau3.A1" office:value-type="string">
              <text:p text:style-name="P4"/>
            </table:table-cell>
            <table:table-cell table:style-name="Tableau3.G1" office:value-type="string">
              <text:p text:style-name="P4"/>
            </table:table-cell>
          </table:table-row>
        </table:table>
        <text:p text:style-name="P2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">TOTAL GENERAL :</text:p>
            </table:table-cell>
            <table:table-cell table:style-name="Tableau4.A1" office:value-type="string">
              <text:p text:style-name="P12"><text:span text:style-name="T3"><text:user-field-get text:name="apre_montantaverser"/></text:span><text:span text:style-name="T3"> </text:span><text:span text:style-name="T6">€</text:span></text:p>
            </table:table-cell>
            <table:table-cell table:style-name="Tableau4.C1" office:value-type="string">
              <text:p text:style-name="P7"/>
            </table:table-cell>
          </table:table-row>
          <table:table-row table:style-name="Tableau4.1">
            <table:table-cell table:style-name="Tableau4.A2" office:value-type="string">
              <text:p text:style-name="P11"><text:span text:style-name="T8">Réalisées</text:span><text:span text:style-name="T8"> :</text:span></text:p>
            </table:table-cell>
            <table:table-cell table:style-name="Tableau4.A2" office:value-type="string">
              <text:p text:style-name="P12"><text:span text:style-name="T4"><text:user-field-get text:name="apre_montantdejaverse"/></text:span><text:span text:style-name="T2"> </text:span><text:span text:style-name="T8">€</text:span></text:p>
            </table:table-cell>
            <table:table-cell table:style-name="Tableau4.C2" office:value-type="string">
              <text:p text:style-name="P7"/>
            </table:table-cell>
          </table:table-row>
          <table:table-row table:style-name="Tableau4.1">
            <table:table-cell table:style-name="Tableau4.A2" office:value-type="string">
              <text:p text:style-name="P11"><text:span text:style-name="T8">Reste</text:span><text:span text:style-name="T8"> : </text:span></text:p>
            </table:table-cell>
            <table:table-cell table:style-name="Tableau4.A2" office:value-type="string">
              <text:p text:style-name="P12"><text:span text:style-name="T4"><text:s/></text:span><text:span text:style-name="T4"><text:user-field-get text:name="apre_restantallocation"/></text:span><text:span text:style-name="T4"> </text:span><text:span text:style-name="T8">€</text:span></text:p>
            </table:table-cell>
            <table:table-cell table:style-name="Tableau4.C2" office:value-type="string">
              <text:p text:style-name="P7"/>
            </table:table-cell>
          </table:table-row>
        </table:table>
        <text:p text:style-name="P2"/>
        <text:p text:style-name="P28"/>
        <text:p text:style-name="P28">CETTE AIDE EST PAYÉE SUR LA <text:span text:style-name="T9">sous fonction 935-58 ; Chapitre 65</text:span> <text:s/><text:span text:style-name="T9">Opération dépense : </text:span><text:span text:style-name="T10"><text:user-field-get text:name="etatliquidatif_aprecomplem"/></text:span><text:span text:style-name="T9"> DE</text:span><text:span text:style-name="T10"> </text:span><text:span text:style-name="T9">LA SOMME DE : </text:span><text:span text:style-name="T10"><text:user-field-get text:name="apre_montantdejaverse"/></text:span><text:span text:style-name="T10"> €</text:span></text:p>
        <text:p text:style-name="P28"/>
        <text:p text:style-name="P28"/>
        <text:p text:style-name="P27"><text:span text:style-name="T13"><text:tab/></text:span><text:span text:style-name="T1">Fait à Bobigny, le <text:s/></text:span><text:span text:style-name="T1"><text:date style:data-style-name="N78" text:date-value="2010-01-27T12:09:55.98" text:fixed="true">mer. 27 janvier 2010</text:date></text:span></text:p>
        <text:p text:style-name="P30"/>
        <text:p text:style-name="P30"/>
        <text:p text:style-name="P31">1 Laëtitia Helouët</text:p>
        <text:p text:style-name="P30">Chef du Service de l’Insertion </text:p>
        <text:p text:style-name="P30">et de la Solidarité.</text:p>
        <text:p text:style-name="P30"/>
        <text:p text:style-name="P31"><draw:frame draw:style-name="fr1" draw:name="images1" text:anchor-type="paragraph" svg:x="8.003cm" svg:y="0cm" svg:width="2.939cm" svg:height="2.09cm" draw:z-index="0"><draw:image xlink:href="Pictures/2000000700000B7A0000082B483968E3.svm" xlink:type="simple" xlink:show="embed" xlink:actuate="onLoad"/></draw:frame></text:p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-1.251cm" fo:margin-right="0cm" fo:text-indent="0cm" style:auto-text-indent="false"/>
      <style:text-properties style:font-name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10:30:08</meta:creation-date>
    <dc:date>2010-07-26T14:01:30.64</dc:date>
    <meta:editing-duration>PT08H30M48S</meta:editing-duration>
    <meta:editing-cycles>46</meta:editing-cycles>
    <meta:generator>OpenOffice.org/3.1$Win32 OpenOffice.org_project/310m11$Build-9399</meta:generator>
    <dc:creator>Nicolas Bonsall</dc:creator>
    <meta:document-statistic meta:table-count="4" meta:image-count="1" meta:object-count="0" meta:page-count="1" meta:paragraph-count="49" meta:word-count="127" meta:character-count="715"/>
    <meta:user-defined meta:name="Info 1"/>
    <meta:user-defined meta:name="Info 2"/>
    <meta:user-defined meta:name="Info 3"/>
    <meta:user-defined meta:name="Info 4"/>
  </office:meta>
</office:document-meta>
</file>